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133cm" fo:min-width="4.45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74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347cm" fo:min-width="5.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5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12cm" svg:height="0.747cm" svg:x="5.038cm" svg:y="17.75cm">
          <draw:text-box>
            <text:p><text:span text:style-name="T1">Referrer</text:span></text:p>
          </draw:text-box>
        </draw:frame>
        <draw:g draw:style-name="gr2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" draw:text-style-name="P3" draw:layer="layout" svg:width="4.908cm" svg:height="0.628cm" svg:x="7.359cm" svg:y="1.65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Comme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908cm" svg:height="1.342cm" svg:x="7.359cm" svg:y="2.284cm">
            <text:p text:style-name="P4"><text:span text:style-name="T2">-</text:span><text:span text:style-name="T2"><text:tab/></text:span><text:span text:style-name="T2">percent: float</text:span></text:p>
            <text:p text:style-name="P4"><text:span text:style-name="T2">-</text:span><text:span text:style-name="T2"><text:tab/></text:span><text:span text:style-name="T2">gived_points: float</text:span></text:p>
            <text:p text:style-name="P4"><text:span text:style-name="T2">-</text:span><text:span text:style-name="T2"><text:tab/></text:span><text:span text:style-name="T2">donated_points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.908cm" svg:height="1.051cm" svg:x="7.359cm" svg:y="3.62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6" draw:text-style-name="P3" draw:layer="layout" svg:width="4.5cm" svg:height="0.628cm" svg:x="17.75cm" svg:y="1.50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Nr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.5cm" svg:height="1.283cm" svg:x="17.75cm" svg:y="2.132cm">
            <text:p text:style-name="P4"><text:span text:style-name="T2">-</text:span><text:span text:style-name="T2"><text:tab/></text:span><text:span text:style-name="T2">contributed: float</text:span></text:p>
            <text:p text:style-name="P4"><text:span text:style-name="T2">-</text:span><text:span text:style-name="T2"><text:tab/></text:span><text:span text:style-name="T2">to_contribute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4.5cm" svg:height="1.051cm" svg:x="17.75cm" svg:y="3.41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9" draw:text-style-name="P3" draw:layer="layout" svg:width="4.5cm" svg:height="0.628cm" svg:x="3.359cm" svg:y="13.06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4.5cm" svg:height="1.255cm" svg:x="3.359cm" svg:y="13.694cm">
            <text:p text:style-name="P4"><text:span text:style-name="T2">-</text:span><text:span text:style-name="T2"><text:tab/></text:span><text:span text:style-name="T2">prop1:type1</text:span></text:p>
            <text:p text:style-name="P4"><text:span text:style-name="T2">-</text:span><text:span text:style-name="T2"><text:tab/></text:span><text:span text:style-name="T2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4.5cm" svg:height="1.051cm" svg:x="3.359cm" svg:y="14.9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method1():type</text:span></text:p>
            <text:p text:style-name="P4"><text:span text:style-name="T2">+</text:span><text:span text:style-name="T2"><text:tab/></text:span><text:span text:style-name="T2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2" draw:text-style-name="P3" draw:layer="layout" svg:width="6.184cm" svg:height="0.628cm" svg:x="11.975cm" svg:y="12.2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Purch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6.184cm" svg:height="1.556cm" svg:x="11.975cm" svg:y="12.838cm">
            <text:p text:style-name="P4"><text:span text:style-name="T2">-</text:span><text:span text:style-name="T2"><text:tab/></text:span><text:span text:style-name="T2">amount: float</text:span></text:p>
            <text:p text:style-name="P4"><text:span text:style-name="T2">-</text:span><text:span text:style-name="T2"><text:tab/></text:span><text:span text:style-name="T2">points: float</text:span></text:p>
            <text:p text:style-name="P4"><text:span text:style-name="T2">-</text:span><text:span text:style-name="T2"><text:tab/></text:span><text:span text:style-name="T2">datetime: 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6.184cm" svg:height="1.051cm" svg:x="11.976cm" svg:y="14.3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calculatePoints (amount, commerce-&gt;percent)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5" draw:text-style-name="P3" draw:layer="layout" svg:width="4.5cm" svg:height="0.628cm" svg:x="21.75cm" svg:y="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Categ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4.5cm" svg:height="1.255cm" svg:x="21.75cm" svg:y="6.628cm">
            <text:p text:style-name="P4"><text:span text:style-name="T2">-</text:span><text:span text:style-name="T2"><text:tab/></text:span><text:span text:style-name="T2">name: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4.5cm" svg:height="1.051cm" svg:x="21.75cm" svg:y="7.8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8" draw:text-style-name="P3" draw:layer="layout" svg:width="4.5cm" svg:height="0.628cm" svg:x="12.109cm" svg:y="6.8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Don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5" draw:layer="layout" svg:width="4.5cm" svg:height="1.255cm" svg:x="12.109cm" svg:y="7.444cm">
            <text:p text:style-name="P4"><text:span text:style-name="T2">-</text:span><text:span text:style-name="T2"><text:tab/></text:span><text:span text:style-name="T2">points:float</text:span></text:p>
            <text:p text:style-name="P4"><text:span text:style-name="T2">-</text:span><text:span text:style-name="T2"><text:tab/></text:span><text:span text:style-name="T2">datetime: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4.5cm" svg:height="0.628cm" svg:x="12.109cm" svg:y="8.6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getAmount()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1" draw:text-style-name="P3" draw:layer="layout" svg:width="4.5cm" svg:height="0.628cm" svg:x="7.359cm" svg:y="8.63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Casho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4.5cm" svg:height="1.255cm" svg:x="7.359cm" svg:y="9.26cm">
            <text:p text:style-name="P4"><text:span text:style-name="T2">-</text:span><text:span text:style-name="T2"><text:tab/></text:span><text:span text:style-name="T2">points: float</text:span></text:p>
            <text:p text:style-name="P4"><text:span text:style-name="T2">-</text:span><text:span text:style-name="T2"><text:tab/></text:span><text:span text:style-name="T2">datetime: 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5" draw:layer="layout" svg:width="4.5cm" svg:height="0.628cm" svg:x="7.359cm" svg:y="10.51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getAmount():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4" draw:text-style-name="P3" draw:layer="layout" svg:width="4.5cm" svg:height="0.628cm" svg:x="23.25cm" svg:y="1.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Som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5" draw:layer="layout" svg:width="4.5cm" svg:height="1.255cm" svg:x="23.25cm" svg:y="2.128cm">
            <text:p text:style-name="P4"><text:span text:style-name="T2">-</text:span><text:span text:style-name="T2"><text:tab/></text:span><text:span text:style-name="T2">city:name</text:span></text:p>
            <text:p text:style-name="P4"><text:span text:style-name="T2">-</text:span><text:span text:style-name="T2"><text:tab/></text:span><text:span text:style-name="T2">encargado: 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5" draw:layer="layout" svg:width="4.5cm" svg:height="0.628cm" svg:x="23.25cm" svg:y="3.3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7" draw:text-style-name="P6" draw:layer="layout" svg:x1="17.751cm" svg:y1="2.14cm" svg:x2="15.359cm" svg:y2="6.817cm" draw:start-shape="id1" draw:start-glue-point="6" draw:end-shape="id2" draw:end-glue-point="14" svg:d="M17751 2140h-2392v4677" svg:viewBox="0 0 2393 4678">
          <text:p/>
        </draw:connector>
        <draw:frame draw:style-name="gr28" draw:text-style-name="P8" draw:layer="layout" svg:width="1.5cm" svg:height="0.725cm" svg:x="15.609cm" svg:y="1.591cm">
          <draw:text-box>
            <text:p text:style-name="P7"><text:span text:style-name="T3">1..*</text:span></text:p>
          </draw:text-box>
        </draw:frame>
        <draw:frame draw:style-name="gr29" draw:text-style-name="P8" draw:layer="layout" svg:width="1.461cm" svg:height="0.725cm" svg:x="14.148cm" svg:y="5.841cm">
          <draw:text-box>
            <text:p text:style-name="P7"><text:span text:style-name="T3">0..*</text:span></text:p>
          </draw:text-box>
        </draw:frame>
        <draw:connector draw:style-name="gr30" draw:text-style-name="P6" draw:layer="layout" svg:x1="12.266cm" svg:y1="2.292cm" svg:x2="13.36cm" svg:y2="6.817cm" draw:start-shape="id3" draw:start-glue-point="13" draw:end-shape="id2" draw:end-glue-point="5" svg:d="M12266 2292h1094v4525" svg:viewBox="0 0 1095 4526">
          <text:p/>
        </draw:connector>
        <draw:frame draw:style-name="gr31" draw:text-style-name="P8" draw:layer="layout" svg:width="1.5cm" svg:height="0.725cm" svg:x="12.34cm" svg:y="1.745cm">
          <draw:text-box>
            <text:p text:style-name="P7"><text:span text:style-name="T3">1..*</text:span></text:p>
          </draw:text-box>
        </draw:frame>
        <draw:frame draw:style-name="gr32" draw:text-style-name="P8" draw:layer="layout" svg:width="1.461cm" svg:height="0.725cm" svg:x="12.359cm" svg:y="5.841cm">
          <draw:text-box>
            <text:p text:style-name="P7"><text:span text:style-name="T3">0..*</text:span></text:p>
          </draw:text-box>
        </draw:frame>
        <draw:connector draw:style-name="gr33" draw:text-style-name="P6" draw:layer="layout" svg:x1="8.724cm" svg:y1="4.677cm" svg:x2="10.609cm" svg:y2="8.633cm" draw:start-shape="id3" draw:start-glue-point="8" draw:end-shape="id4" draw:end-glue-point="14" svg:d="M8724 4677v1977h1885v1979" svg:viewBox="0 0 1886 3957">
          <text:p/>
        </draw:connector>
        <draw:frame draw:style-name="gr34" draw:text-style-name="P8" draw:layer="layout" svg:width="1.461cm" svg:height="0.725cm" svg:x="8.609cm" svg:y="4.841cm">
          <draw:text-box>
            <text:p text:style-name="P7"><text:span text:style-name="T3">1</text:span><text:span text:style-name="T3">.</text:span><text:span text:style-name="T3">.</text:span><text:span text:style-name="T3">*</text:span></text:p>
          </draw:text-box>
        </draw:frame>
        <draw:frame draw:style-name="gr35" draw:text-style-name="P8" draw:layer="layout" svg:width="1.461cm" svg:height="0.725cm" svg:x="9.398cm" svg:y="7.816cm">
          <draw:text-box>
            <text:p text:style-name="P7"><text:span text:style-name="T3">1..*</text:span></text:p>
          </draw:text-box>
        </draw:frame>
        <draw:connector draw:style-name="gr36" draw:text-style-name="P6" draw:layer="layout" draw:line-skew="0cm 3.258cm" svg:x1="7.359cm" svg:y1="3.166cm" svg:x2="13.694cm" svg:y2="12.211cm" draw:start-shape="id3" draw:start-glue-point="3" draw:end-shape="id5" draw:end-glue-point="5" svg:d="M7359 3166h-527v8535h6862v510" svg:viewBox="0 0 6863 9046">
          <text:p/>
        </draw:connector>
        <draw:connector draw:style-name="gr37" draw:text-style-name="P6" draw:layer="layout" svg:x1="7.859cm" svg:y1="14.533cm" svg:x2="11.976cm" svg:y2="12.846cm" draw:start-shape="id6" draw:start-glue-point="1" draw:end-shape="id5" draw:end-glue-point="6" svg:d="M7859 14533h2058v-1687h2059" svg:viewBox="0 0 4118 1688">
          <text:p/>
        </draw:connector>
        <draw:connector draw:style-name="gr38" draw:text-style-name="P6" draw:layer="layout" draw:line-skew="0.195cm" svg:x1="12.267cm" svg:y1="3.166cm" svg:x2="21.751cm" svg:y2="6.636cm" draw:start-shape="id3" draw:end-shape="id7" draw:end-glue-point="6" svg:d="M12267 3166h4937v3470h4547" svg:viewBox="0 0 9485 3471">
          <text:p/>
        </draw:connector>
        <draw:g draw:style-name="gr2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9" draw:text-style-name="P3" draw:layer="layout" svg:width="5.5cm" svg:height="0.628cm" svg:x="0.5cm" svg:y="4.56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Sell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" draw:layer="layout" svg:width="5.5cm" svg:height="1.255cm" svg:x="0.5cm" svg:y="5.194cm">
            <text:p text:style-name="P4"><text:span text:style-name="T2">-</text:span><text:span text:style-name="T2"><text:tab/></text:span><text:span text:style-name="T2">name:text</text:span></text:p>
            <text:p text:style-name="P4"><text:span text:style-name="T2">-</text:span><text:span text:style-name="T2"><text:tab/></text:span><text:span text:style-name="T2">image:im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5" draw:layer="layout" svg:width="5.5cm" svg:height="1.474cm" svg:x="0.5cm" svg:y="6.4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2" draw:text-style-name="P6" draw:layer="layout" svg:x1="11.859cm" svg:y1="9.887cm" svg:x2="27.749cm" svg:y2="3.467cm" draw:start-shape="id4" draw:start-glue-point="1" draw:end-shape="id8" draw:end-glue-point="12" svg:d="M11859 9887h16418v-6420h-528" svg:viewBox="0 0 16419 6421">
          <text:p/>
        </draw:connector>
        <draw:connector draw:style-name="gr43" draw:text-style-name="P6" draw:layer="layout" svg:x1="19.001cm" svg:y1="4.466cm" svg:x2="25.5cm" svg:y2="4.011cm" draw:start-shape="id1" draw:start-glue-point="8" draw:end-shape="id8" svg:d="M19001 4466v526h6499v-981" svg:viewBox="0 0 6500 982">
          <text:p/>
        </draw:connector>
        <draw:connector draw:style-name="gr44" draw:text-style-name="P6" draw:layer="layout" svg:x1="7.36cm" svg:y1="2.292cm" svg:x2="3.25cm" svg:y2="4.566cm" draw:start-shape="id3" draw:start-glue-point="6" draw:end-shape="id9" draw:end-glue-point="0" svg:d="M7360 2292h-4110v2274" svg:viewBox="0 0 4111 2275">
          <text:p/>
        </draw:connector>
        <draw:connector draw:style-name="gr45" draw:text-style-name="P6" draw:layer="layout" svg:x1="2.029cm" svg:y1="7.923cm" svg:x2="4.61cm" svg:y2="13.067cm" draw:start-shape="id9" draw:start-glue-point="8" draw:end-shape="id6" draw:end-glue-point="5" svg:d="M2029 7923v2572h2581v2572" svg:viewBox="0 0 2582 5145">
          <text:p/>
        </draw:connector>
        <draw:frame draw:style-name="gr46" draw:text-style-name="P8" draw:layer="layout" svg:width="1.461cm" svg:height="0.725cm" svg:x="3.289cm" svg:y="3.75cm">
          <draw:text-box>
            <text:p text:style-name="P7"><text:span text:style-name="T3">0</text:span><text:span text:style-name="T3">.</text:span><text:span text:style-name="T3">.</text:span><text:span text:style-name="T3">*</text:span></text:p>
          </draw:text-box>
        </draw:frame>
        <draw:frame draw:style-name="gr47" draw:text-style-name="P8" draw:layer="layout" svg:width="1.461cm" svg:height="0.725cm" svg:x="5.859cm" svg:y="1.521cm">
          <draw:text-box>
            <text:p text:style-name="P7"><text:span text:style-name="T3">0..*</text:span></text:p>
          </draw:text-box>
        </draw:frame>
        <draw:frame draw:style-name="gr48" draw:text-style-name="P8" draw:layer="layout" svg:width="1.461cm" svg:height="0.725cm" svg:x="4.536cm" svg:y="12.079cm">
          <draw:text-box>
            <text:p text:style-name="P7"><text:span text:style-name="T3">0..*</text:span></text:p>
          </draw:text-box>
        </draw:frame>
        <draw:frame draw:style-name="gr49" draw:text-style-name="P8" draw:layer="layout" svg:width="1.461cm" svg:height="0.725cm" svg:x="7.5cm" svg:y="4.775cm">
          <draw:text-box>
            <text:p text:style-name="P7"><text:span text:style-name="T3">1..*</text:span></text:p>
          </draw:text-box>
        </draw:frame>
        <draw:frame draw:style-name="gr50" draw:text-style-name="P8" draw:layer="layout" svg:width="1.461cm" svg:height="0.725cm" svg:x="2.039cm" svg:y="8.775cm">
          <draw:text-box>
            <text:p text:style-name="P7"><text:span text:style-name="T3">0..*</text:span></text:p>
          </draw:text-box>
        </draw:frame>
        <draw:connector draw:style-name="gr51" draw:text-style-name="P6" draw:layer="layout" draw:line-skew="0.974cm" svg:x1="5.609cm" svg:y1="16cm" svg:x2="6.609cm" svg:y2="16cm" draw:start-shape="id6" draw:end-shape="id6" draw:end-glue-point="9" svg:d="M5609 16000v1500h1000v-1500" svg:viewBox="0 0 1001 1501">
          <text:p/>
        </draw:connector>
        <draw:frame draw:style-name="gr52" draw:text-style-name="P8" draw:layer="layout" svg:width="1.461cm" svg:height="0.725cm" svg:x="4.434cm" svg:y="16.404cm">
          <draw:text-box>
            <text:p text:style-name="P7"><text:span text:style-name="T3">0</text:span><text:span text:style-name="T3">.</text:span><text:span text:style-name="T3">.</text:span><text:span text:style-name="T3">*</text:span></text:p>
          </draw:text-box>
        </draw:frame>
        <draw:frame draw:style-name="gr53" draw:text-style-name="P8" draw:layer="layout" svg:width="1.461cm" svg:height="0.725cm" svg:x="6.5cm" svg:y="16.275cm">
          <draw:text-box>
            <text:p text:style-name="P7"><text:span text:style-name="T3">0..1</text:span></text:p>
          </draw:text-box>
        </draw:frame>
        <draw:frame draw:style-name="gr54" draw:text-style-name="P8" draw:layer="layout" svg:width="1.461cm" svg:height="0.702cm" svg:x="10.89cm" svg:y="13.036cm">
          <draw:text-box>
            <text:p text:style-name="P7"><text:span text:style-name="T3">0..*</text:span></text:p>
          </draw:text-box>
        </draw:frame>
        <draw:frame draw:style-name="gr55" draw:text-style-name="P8" draw:layer="layout" svg:width="1.461cm" svg:height="0.725cm" svg:x="7.789cm" svg:y="14cm">
          <draw:text-box>
            <text:p text:style-name="P7"><text:span text:style-name="T3">1</text:span></text:p>
          </draw:text-box>
        </draw:frame>
        <draw:frame draw:style-name="gr56" draw:text-style-name="P8" draw:layer="layout" svg:width="1.461cm" svg:height="0.725cm" svg:x="6.25cm" svg:y="3.25cm">
          <draw:text-box>
            <text:p text:style-name="P7"><text:span text:style-name="T3">1</text:span></text:p>
          </draw:text-box>
        </draw:frame>
        <draw:frame draw:style-name="gr57" draw:text-style-name="P8" draw:layer="layout" svg:width="1.461cm" svg:height="0.725cm" svg:x="13.141cm" svg:y="11.091cm">
          <draw:text-box>
            <text:p text:style-name="P7"><text:span text:style-name="T3">0..*</text:span></text:p>
          </draw:text-box>
        </draw:frame>
        <draw:connector draw:style-name="gr58" draw:text-style-name="P6" draw:layer="layout" draw:line-skew="-0.658cm" svg:x1="7.633cm" svg:y1="4.677cm" svg:x2="5.609cm" svg:y2="13.066cm" draw:start-shape="id3" draw:start-glue-point="7" draw:end-shape="id6" svg:d="M7633 4677v3536h-2024v4853" svg:viewBox="0 0 2025 8390">
          <text:p/>
        </draw:connector>
        <draw:connector draw:style-name="gr59" draw:text-style-name="P6" draw:layer="layout" svg:x1="7.609cm" svg:y1="16cm" svg:x2="20cm" svg:y2="4.466cm" draw:start-shape="id6" draw:start-glue-point="10" draw:end-shape="id1" draw:end-glue-point="2" svg:d="M7609 16000v526h12391v-12060" svg:viewBox="0 0 12392 12061">
          <text:p/>
        </draw:connector>
        <draw:connector draw:style-name="gr60" draw:text-style-name="P6" draw:layer="layout" svg:x1="9.813cm" svg:y1="1.656cm" svg:x2="25.5cm" svg:y2="1.5cm" draw:start-shape="id3" draw:start-glue-point="0" draw:end-shape="id8" svg:d="M9813 1656v-683h15687v527" svg:viewBox="0 0 15688 684">
          <text:p/>
        </draw:connector>
        <draw:frame draw:style-name="gr61" draw:text-style-name="P8" draw:layer="layout" svg:width="1.461cm" svg:height="0.725cm" svg:x="5.5cm" svg:y="12.025cm">
          <draw:text-box>
            <text:p text:style-name="P7"><text:span text:style-name="T3">0..*</text:span></text:p>
          </draw:text-box>
        </draw:frame>
        <draw:frame draw:style-name="gr62" draw:text-style-name="P8" draw:layer="layout" svg:width="1.461cm" svg:height="0.725cm" svg:x="12.159cm" svg:y="3.308cm">
          <draw:text-box>
            <text:p text:style-name="P7"><text:span text:style-name="T3">0</text:span><text:span text:style-name="T3">.</text:span><text:span text:style-name="T3">.</text:span><text:span text:style-name="T3">*</text:span></text:p>
          </draw:text-box>
        </draw:frame>
        <draw:frame draw:style-name="gr63" draw:text-style-name="P8" draw:layer="layout" svg:width="1.461cm" svg:height="0.725cm" svg:x="20.539cm" svg:y="6cm">
          <draw:text-box>
            <text:p text:style-name="P7"><text:span text:style-name="T3">0..*</text:span></text:p>
          </draw:text-box>
        </draw:frame>
        <draw:frame draw:style-name="gr64" draw:text-style-name="P8" draw:layer="layout" svg:width="1.461cm" svg:height="0.75cm" svg:x="9.764cm" svg:y="1cm">
          <draw:text-box>
            <text:p text:style-name="P7"><text:span text:style-name="T3">1</text:span></text:p>
          </draw:text-box>
        </draw:frame>
        <draw:frame draw:style-name="gr65" draw:text-style-name="P8" draw:layer="layout" svg:width="1.461cm" svg:height="0.725cm" svg:x="25.539cm" svg:y="1.025cm">
          <draw:text-box>
            <text:p text:style-name="P7"><text:span text:style-name="T3">0..*</text:span></text:p>
          </draw:text-box>
        </draw:frame>
        <draw:frame draw:style-name="gr66" draw:text-style-name="P8" draw:layer="layout" svg:width="1.461cm" svg:height="0.725cm" svg:x="25.416cm" svg:y="4.5cm">
          <draw:text-box>
            <text:p text:style-name="P7"><text:span text:style-name="T3">0..*</text:span></text:p>
          </draw:text-box>
        </draw:frame>
        <draw:frame draw:style-name="gr67" draw:text-style-name="P8" draw:layer="layout" svg:width="1.461cm" svg:height="0.725cm" svg:x="18.25cm" svg:y="4.5cm">
          <draw:text-box>
            <text:p text:style-name="P7"><text:span text:style-name="T3">1</text:span></text:p>
          </draw:text-box>
        </draw:frame>
        <draw:frame draw:style-name="gr68" draw:text-style-name="P8" draw:layer="layout" svg:width="1.461cm" svg:height="0.725cm" svg:x="27.702cm" svg:y="3.395cm">
          <draw:text-box>
            <text:p text:style-name="P7"><text:span text:style-name="T3">1</text:span></text:p>
          </draw:text-box>
        </draw:frame>
        <draw:frame draw:style-name="gr69" draw:text-style-name="P8" draw:layer="layout" svg:width="1.461cm" svg:height="0.725cm" svg:x="11.789cm" svg:y="10.25cm">
          <draw:text-box>
            <text:p text:style-name="P7"><text:span text:style-name="T3">0..*</text:span></text:p>
          </draw:text-box>
        </draw:frame>
        <draw:frame draw:style-name="gr70" draw:text-style-name="P8" draw:layer="layout" svg:width="1.5cm" svg:height="0.725cm" svg:x="7.831cm" svg:y="15.699cm">
          <draw:text-box>
            <text:p text:style-name="P7"><text:span text:style-name="T3">1..*</text:span></text:p>
          </draw:text-box>
        </draw:frame>
        <draw:frame draw:style-name="gr71" draw:text-style-name="P8" draw:layer="layout" svg:width="1.461cm" svg:height="0.725cm" svg:x="20cm" svg:y="4.5cm">
          <draw:text-box>
            <text:p text:style-name="P7"><text:span text:style-name="T3">0</text:span><text:span text:style-name="T3">.</text:span><text:span text:style-name="T3">.</text:span><text:span text:style-name="T3">*</text:span></text:p>
          </draw:text-box>
        </draw:frame>
        <draw:g draw:style-name="gr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72" draw:text-style-name="P3" draw:layer="layout" svg:width="4.5cm" svg:height="0.628cm" svg:x="0.5cm" svg:y="0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commerce_sell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5" draw:layer="layout" svg:width="4.5cm" svg:height="1.255cm" svg:x="0.5cm" svg:y="1.378cm">
            <text:p text:style-name="P4"><text:span text:style-name="T2">-</text:span><text:span text:style-name="T2"><text:tab/></text:span><text:span text:style-name="T2">level:range[0,5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5" draw:layer="layout" svg:width="4.5cm" svg:height="1.051cm" svg:x="0.5cm" svg:y="2.6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75" draw:text-style-name="P3" draw:layer="layout" svg:width="4.5cm" svg:height="0.628cm" svg:x="21.394cm" svg:y="10.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Cont</text:span><text:span text:style-name="T2">ributi</text:span><text:span text:style-name="T2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5" draw:layer="layout" svg:width="4.5cm" svg:height="1.255cm" svg:x="21.394cm" svg:y="11.428cm">
            <text:p text:style-name="P4"><text:span text:style-name="T2">-</text:span><text:span text:style-name="T2"><text:tab/></text:span><text:span text:style-name="T2">points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4.5cm" svg:height="0.628cm" svg:x="21.394cm" svg:y="12.6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getAmount(): flo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8" draw:text-style-name="P6" draw:layer="layout" draw:line-skew="2.349cm" svg:x1="18.002cm" svg:y1="4.466cm" svg:x2="21.646cm" svg:y2="10.801cm" draw:start-shape="id1" draw:start-glue-point="7" draw:end-shape="id10" draw:end-glue-point="4" svg:d="M18002 4466v5516h3644v819" svg:viewBox="0 0 3645 6336">
          <text:p/>
        </draw:connector>
        <draw:connector draw:style-name="gr79" draw:text-style-name="P6" draw:layer="layout" draw:line-skew="2.822cm" svg:x1="27.5cm" svg:y1="4.011cm" svg:x2="25.644cm" svg:y2="10.801cm" draw:start-shape="id8" draw:start-glue-point="10" draw:end-shape="id10" draw:end-glue-point="15" svg:d="M27500 4011v6217h-1856v573" svg:viewBox="0 0 1857 6791">
          <text:p/>
        </draw:connector>
        <draw:frame draw:style-name="gr80" draw:text-style-name="P8" draw:layer="layout" svg:width="1.461cm" svg:height="0.725cm" svg:x="18.251cm" svg:y="4.501cm">
          <draw:text-box>
            <text:p text:style-name="P7"><text:span text:style-name="T3">1</text:span></text:p>
          </draw:text-box>
        </draw:frame>
        <draw:frame draw:style-name="gr81" draw:text-style-name="P8" draw:layer="layout" svg:width="1.461cm" svg:height="0.725cm" svg:x="17.413cm" svg:y="4.485cm">
          <draw:text-box>
            <text:p text:style-name="P7"><text:span text:style-name="T3">1</text:span></text:p>
          </draw:text-box>
        </draw:frame>
        <draw:frame draw:style-name="gr82" draw:text-style-name="P8" draw:layer="layout" svg:width="1.461cm" svg:height="0.725cm" svg:x="20.3cm" svg:y="10.018cm">
          <draw:text-box>
            <text:p text:style-name="P7"><text:span text:style-name="T3">0..*</text:span></text:p>
          </draw:text-box>
        </draw:frame>
        <draw:frame draw:style-name="gr83" draw:text-style-name="P8" draw:layer="layout" svg:width="1.461cm" svg:height="0.725cm" svg:x="26.218cm" svg:y="10.548cm">
          <draw:text-box>
            <text:p text:style-name="P7"><text:span text:style-name="T3">0..*</text:span></text:p>
          </draw:text-box>
        </draw:frame>
        <draw:frame draw:style-name="gr84" draw:text-style-name="P8" draw:layer="layout" svg:width="1.461cm" svg:height="0.725cm" svg:x="26.651cm" svg:y="4.414cm">
          <draw:text-box>
            <text:p text:style-name="P7"><text:span text:style-name="T3">1</text:span></text:p>
          </draw:text-box>
        </draw:frame>
        <draw:g draw:style-name="gr2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5" draw:text-style-name="P3" draw:layer="layout" svg:width="4.5cm" svg:height="0.628cm" svg:x="21.898cm" svg:y="14.16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"><text:span text:style-name="T2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5" draw:layer="layout" svg:width="4.5cm" svg:height="1.255cm" svg:x="21.898cm" svg:y="14.796cm">
            <text:p text:style-name="P4"><text:span text:style-name="T2">-</text:span><text:span text:style-name="T2"><text:tab/></text:span><text:span text:style-name="T2">prop1:type1</text:span></text:p>
            <text:p text:style-name="P4"><text:span text:style-name="T2">-</text:span><text:span text:style-name="T2"><text:tab/></text:span><text:span text:style-name="T2">prop2:type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5" draw:layer="layout" svg:width="4.5cm" svg:height="1.051cm" svg:x="21.898cm" svg:y="16.05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4"><text:span text:style-name="T2">+</text:span><text:span text:style-name="T2"><text:tab/></text:span><text:span text:style-name="T2">method1():type</text:span></text:p>
            <text:p text:style-name="P4"><text:span text:style-name="T2">+</text:span><text:span text:style-name="T2"><text:tab/></text:span><text:span text:style-name="T2">method2(p: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8" draw:text-style-name="P9" draw:layer="layout" draw:line-skew="0.989cm" svg:x1="3.611cm" svg:y1="16cm" svg:x2="23.149cm" svg:y2="17.102cm" draw:start-shape="id6" draw:start-glue-point="7" draw:end-shape="id11" draw:end-glue-point="8" svg:d="M3611 16000v2617h19538v-1515" svg:viewBox="0 0 19539 2618">
          <text:p/>
        </draw:connector>
        <draw:connector draw:style-name="gr89" draw:text-style-name="P6" draw:layer="layout" draw:line-skew="0.423cm" svg:x1="27.749cm" svg:y1="2.136cm" svg:x2="26.397cm" svg:y2="14.804cm" draw:start-shape="id8" draw:start-glue-point="13" draw:end-shape="id11" draw:end-glue-point="13" svg:d="M27749 2136h951v12668h-2303" svg:viewBox="0 0 2304 12669">
          <text:p/>
        </draw:connector>
        <draw:frame draw:style-name="gr90" draw:text-style-name="P8" draw:layer="layout" svg:width="1.461cm" svg:height="0.725cm" svg:x="26.21cm" svg:y="14.215cm">
          <draw:text-box>
            <text:p text:style-name="P7"><text:span text:style-name="T3">1..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s" fo:country="A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2:51:12.943302327</meta:creation-date>
    <dc:date>2024-08-31T20:33:12.095108906</dc:date>
    <meta:editing-duration>PT23H25M19S</meta:editing-duration>
    <meta:editing-cycles>9</meta:editing-cycles>
    <meta:generator>LibreOffice/24.2.5.2$Linux_X86_64 LibreOffice_project/420$Build-2</meta:generator>
    <meta:document-statistic meta:object-count="101"/>
  </office:meta>
</office:document-meta>
</file>